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05cm" fo:min-width="0.355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05cm" fo:min-width="0.362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05cm" fo:min-width="0.387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6666ff" draw:marker-start-width="0.252cm" draw:marker-end-width="0.252cm" draw:fill-color="#ffffff" draw:textarea-horizontal-align="justify" draw:textarea-vertical-align="middle" draw:auto-grow-height="false" fo:min-height="0.05cm" fo:min-width="0.36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6666ff" draw:fill-color="#ffffff" draw:textarea-horizontal-align="justify" draw:textarea-vertical-align="middle" draw:auto-grow-height="false" fo:min-height="0.05cm" fo:min-width="0.385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6666ff" draw:marker-start-width="0.252cm" draw:marker-end-width="0.252cm" draw:fill-color="#ffffff" draw:textarea-horizontal-align="justify" draw:textarea-vertical-align="middle" draw:auto-grow-height="false" fo:min-height="0.05cm" fo:min-width="0.383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6666ff" draw:marker-start-width="0.252cm" draw:marker-end-width="0.252cm" draw:fill-color="#ffffff" draw:textarea-horizontal-align="justify" draw:textarea-vertical-align="middle" draw:auto-grow-height="false" fo:min-height="0.05cm" fo:min-width="0.385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ffff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855cm" svg:height="0.3cm" svg:x="5.736cm" svg:y="1.0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62cm" svg:height="0.3cm" svg:x="8.281cm" svg:y="1.0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87cm" svg:height="0.3cm" svg:x="14.431cm" svg:y="1.0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2cm" svg:height="0.3cm" svg:x="10.101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2cm" svg:height="0.3cm" svg:x="9.202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2cm" svg:height="0.3cm" svg:x="11.824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2cm" svg:height="0.3cm" svg:x="10.926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85cm" svg:height="0.3cm" svg:x="17.129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83cm" svg:height="0.3cm" svg:x="16.208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885cm" svg:height="0.3cm" svg:x="13.59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27T17:17:28.467664006</dc:date>
    <meta:editing-duration>PT1H26M7S</meta:editing-duration>
    <meta:editing-cycles>23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chart:data-source-has-labels="both" svg:x="1.172cm" svg:y="1.098cm" svg:width="19.404cm" svg:height="8.736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local-table.$B$1:.$V$1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local-table.$B$2:.$V$2" chart:label-cell-address="local-table.$A$2" chart:class="chart:bar">
            <chart:data-point chart:repeated="21"/>
          </chart:series>
          <chart:series chart:style-name="ch8" chart:values-cell-range-address="local-table.$B$3:.$V$3" chart:label-cell-address="local-table.$A$3" chart:class="chart:bar">
            <chart:data-point chart:repeated="21"/>
          </chart:series>
          <chart:series chart:style-name="ch9" chart:values-cell-range-address="local-table.$B$4:.$V$4" chart:label-cell-address="local-table.$A$4" chart:class="chart:bar">
            <chart:data-point chart:repeated="21"/>
          </chart:series>
          <chart:series chart:style-name="ch10" chart:values-cell-range-address="local-table.$B$5:.$V$5" chart:label-cell-address="local-table.$A$5" chart:class="chart:bar">
            <chart:data-point chart:repeated="21"/>
          </chart:series>
          <chart:series chart:style-name="ch11" chart:values-cell-range-address="local-table.$B$6:.$V$6" chart:label-cell-address="local-table.$A$6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MLP avg</text:p>
              </table:table-cell>
            </table:table-row>
          </table:table-header-rows>
          <table:table-rows>
            <table:table-row>
              <table:table-cell office:value-type="string">
                <text:p>MPKI=1</text:p>
              </table:table-cell>
              <table:table-cell office:value-type="float" office:value="0.81">
                <text:p>0.81</text:p>
              </table:table-cell>
              <table:table-cell office:value-type="float" office:value="0.169999999999992">
                <text:p>0.169999999999992</text:p>
              </table:table-cell>
              <table:table-cell office:value-type="float" office:value="0.71">
                <text:p>0.71</text:p>
              </table:table-cell>
              <table:table-cell office:value-type="float" office:value="16.66">
                <text:p>16.66</text:p>
              </table:table-cell>
              <table:table-cell office:value-type="float" office:value="99.28">
                <text:p>99.28</text:p>
              </table:table-cell>
              <table:table-cell office:value-type="float" office:value="23.36">
                <text:p>23.36</text:p>
              </table:table-cell>
              <table:table-cell office:value-type="float" office:value="26.74">
                <text:p>26.74</text:p>
              </table:table-cell>
              <table:table-cell office:value-type="float" office:value="92.32">
                <text:p>92.32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179999999999991">
                <text:p>0.179999999999991</text:p>
              </table:table-cell>
              <table:table-cell office:value-type="float" office:value="0.379999999999991">
                <text:p>0.379999999999991</text:p>
              </table:table-cell>
              <table:table-cell office:value-type="float" office:value="2.35">
                <text:p>2.35</text:p>
              </table:table-cell>
              <table:table-cell office:value-type="float" office:value="0.229999999999997">
                <text:p>0.229999999999997</text:p>
              </table:table-cell>
              <table:table-cell office:value-type="float" office:value="0.359999999999994">
                <text:p>0.359999999999994</text:p>
              </table:table-cell>
              <table:table-cell office:value-type="float" office:value="99.97">
                <text:p>99.97</text:p>
              </table:table-cell>
              <table:table-cell office:value-type="float" office:value="3.91999999999999">
                <text:p>3.91999999999999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0.4288888888889">
                <text:p>20.4288888888889</text:p>
              </table:table-cell>
              <table:table-cell office:value-type="float" office:value="97.19">
                <text:p>97.19</text:p>
              </table:table-cell>
            </table:table-row>
            <table:table-row>
              <table:table-cell office:value-type="string">
                <text:p>MPKI=2</text:p>
              </table:table-cell>
              <table:table-cell office:value-type="float" office:value="0.439999999999996">
                <text:p>0.439999999999996</text:p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539999999999996">
                <text:p>0.539999999999996</text:p>
              </table:table-cell>
              <table:table-cell office:value-type="float" office:value="16.44">
                <text:p>16.44</text:p>
              </table:table-cell>
              <table:table-cell office:value-type="float" office:value="98.49">
                <text:p>98.49</text:p>
              </table:table-cell>
              <table:table-cell office:value-type="float" office:value="17.86">
                <text:p>17.86</text:p>
              </table:table-cell>
              <table:table-cell office:value-type="float" office:value="6.73999999999999">
                <text:p>6.73999999999999</text:p>
              </table:table-cell>
              <table:table-cell office:value-type="float" office:value="90.43">
                <text:p>90.43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79999999999991">
                <text:p>0.279999999999991</text:p>
              </table:table-cell>
              <table:table-cell office:value-type="float" office:value="1.02">
                <text:p>1.02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94.38">
                <text:p>94.38</text:p>
              </table:table-cell>
              <table:table-cell office:value-type="float" office:value="3.10999999999999">
                <text:p>3.10999999999999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8.365">
                <text:p>18.365</text:p>
              </table:table-cell>
              <table:table-cell office:value-type="float" office:value="94.4333333333333">
                <text:p>94.4333333333333</text:p>
              </table:table-cell>
            </table:table-row>
            <table:table-row>
              <table:table-cell office:value-type="string">
                <text:p>MPKI=3</text:p>
              </table:table-cell>
              <table:table-cell office:value-type="float" office:value="0.349999999999995">
                <text:p>0.349999999999995</text:p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369999999999993">
                <text:p>0.369999999999993</text:p>
              </table:table-cell>
              <table:table-cell office:value-type="float" office:value="16.34">
                <text:p>16.34</text:p>
              </table:table-cell>
              <table:table-cell office:value-type="float" office:value="94.45">
                <text:p>94.45</text:p>
              </table:table-cell>
              <table:table-cell office:value-type="float" office:value="15.12">
                <text:p>15.12</text:p>
              </table:table-cell>
              <table:table-cell office:value-type="float" office:value="1.71">
                <text:p>1.71</text:p>
              </table:table-cell>
              <table:table-cell office:value-type="float" office:value="89.47">
                <text:p>89.47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39999999999996">
                <text:p>0.239999999999996</text:p>
              </table:table-cell>
              <table:table-cell office:value-type="float" office:value="0.659999999999994">
                <text:p>0.659999999999994</text:p>
              </table:table-cell>
              <table:table-cell office:value-type="float" office:value="0.2">
                <text:p>0.2</text:p>
              </table:table-cell>
              <table:table-cell office:value-type="float" office:value="0.149999999999995">
                <text:p>0.149999999999995</text:p>
              </table:table-cell>
              <table:table-cell office:value-type="float" office:value="61.55">
                <text:p>61.55</text:p>
              </table:table-cell>
              <table:table-cell office:value-type="float" office:value="2.64">
                <text:p>2.64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5.755">
                <text:p>15.755</text:p>
              </table:table-cell>
              <table:table-cell office:value-type="float" office:value="81.8233333333333">
                <text:p>81.8233333333333</text:p>
              </table:table-cell>
            </table:table-row>
            <table:table-row>
              <table:table-cell office:value-type="string">
                <text:p>MPKI=4</text:p>
              </table:table-cell>
              <table:table-cell office:value-type="float" office:value="0.259999999999994">
                <text:p>0.259999999999994</text:p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279999999999991">
                <text:p>0.279999999999991</text:p>
              </table:table-cell>
              <table:table-cell office:value-type="float" office:value="16.26">
                <text:p>16.26</text:p>
              </table:table-cell>
              <table:table-cell office:value-type="float" office:value="84.04">
                <text:p>84.04</text:p>
              </table:table-cell>
              <table:table-cell office:value-type="float" office:value="13.33">
                <text:p>13.33</text:p>
              </table:table-cell>
              <table:table-cell office:value-type="float" office:value="1.13">
                <text:p>1.13</text:p>
              </table:table-cell>
              <table:table-cell office:value-type="float" office:value="88.8">
                <text:p>88.8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09999999999999">
                <text:p>0.209999999999999</text:p>
              </table:table-cell>
              <table:table-cell office:value-type="float" office:value="0.629999999999997">
                <text:p>0.629999999999997</text:p>
              </table:table-cell>
              <table:table-cell office:value-type="float" office:value="0.2">
                <text:p>0.2</text:p>
              </table:table-cell>
              <table:table-cell office:value-type="float" office:value="0.149999999999995">
                <text:p>0.149999999999995</text:p>
              </table:table-cell>
              <table:table-cell office:value-type="float" office:value="10.37">
                <text:p>10.37</text:p>
              </table:table-cell>
              <table:table-cell office:value-type="float" office:value="2.22">
                <text:p>2.22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2.1233333333333">
                <text:p>12.1233333333333</text:p>
              </table:table-cell>
              <table:table-cell office:value-type="float" office:value="61.07">
                <text:p>61.07</text:p>
              </table:table-cell>
            </table:table-row>
            <table:table-row>
              <table:table-cell office:value-type="string">
                <text:p>MPKI=5</text:p>
              </table:table-cell>
              <table:table-cell office:value-type="float" office:value="0.259999999999994">
                <text:p>0.259999999999994</text:p>
              </table:table-cell>
              <table:table-cell office:value-type="float" office:value="0.1">
                <text:p>0.1</text:p>
              </table:table-cell>
              <table:table-cell office:value-type="float" office:value="0.279999999999991">
                <text:p>0.279999999999991</text:p>
              </table:table-cell>
              <table:table-cell office:value-type="float" office:value="16.12">
                <text:p>16.12</text:p>
              </table:table-cell>
              <table:table-cell office:value-type="float" office:value="77.02">
                <text:p>77.02</text:p>
              </table:table-cell>
              <table:table-cell office:value-type="float" office:value="12">
                <text:p>12</text:p>
              </table:table-cell>
              <table:table-cell office:value-type="float" office:value="0.889999999999991">
                <text:p>0.889999999999991</text:p>
              </table:table-cell>
              <table:table-cell office:value-type="float" office:value="88.46">
                <text:p>88.4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09999999999999">
                <text:p>0.209999999999999</text:p>
              </table:table-cell>
              <table:table-cell office:value-type="float" office:value="0.589999999999991">
                <text:p>0.589999999999991</text:p>
              </table:table-cell>
              <table:table-cell office:value-type="float" office:value="0.2">
                <text:p>0.2</text:p>
              </table:table-cell>
              <table:table-cell office:value-type="float" office:value="0.149999999999995">
                <text:p>0.149999999999995</text:p>
              </table:table-cell>
              <table:table-cell office:value-type="float" office:value="1.02">
                <text:p>1.02</text:p>
              </table:table-cell>
              <table:table-cell office:value-type="float" office:value="1.78999999999999">
                <text:p>1.78999999999999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1.0722222222222">
                <text:p>11.0722222222222</text:p>
              </table:table-cell>
              <table:table-cell office:value-type="float" office:value="55.5">
                <text:p>55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